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adornments="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489cm" table:align="left"/>
    </style:style>
    <style:style style:name="Tableau1.A" style:family="table-column">
      <style:table-column-properties style:column-width="3.776cm"/>
    </style:style>
    <style:style style:name="Tableau1.B" style:family="table-column">
      <style:table-column-properties style:column-width="7.243cm"/>
    </style:style>
    <style:style style:name="Tableau1.C" style:family="table-column">
      <style:table-column-properties style:column-width="5.47cm"/>
    </style:style>
    <style:style style:name="Tableau1.A1" style:family="table-cell">
      <style:table-cell-properties style:vertical-align="middle" fo:padding="0.176cm" fo:border="1pt solid #000000"/>
    </style:style>
    <style:style style:name="Tableau1.A2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1.873cm"/>
    </style:style>
    <style:style style:name="Tableau5.B" style:family="table-column">
      <style:table-column-properties style:column-width="1.064cm"/>
    </style:style>
    <style:style style:name="Tableau5.C" style:family="table-column">
      <style:table-column-properties style:column-width="10.403cm"/>
    </style:style>
    <style:style style:name="Tableau5.D" style:family="table-column">
      <style:table-column-properties style:column-width="3.66cm"/>
    </style:style>
    <style:style style:name="Tableau5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22fa84" officeooo:paragraph-rsid="0022fa84" style:text-blinking="false" fo:background-color="transparent" style:font-weight-asian="normal" style:font-weight-complex="normal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23ba4d" officeooo:paragraph-rsid="0023ba4d" style:text-blinking="false" fo:background-color="transparent" style:font-weight-asian="normal" style:font-weight-complex="normal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6fda80" officeooo:paragraph-rsid="006fda80" style:text-blinking="false" fo:background-color="transparent" style:font-weight-asian="normal" style:font-weight-complex="normal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21fbc" officeooo:paragraph-rsid="00221fbc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21fbc" officeooo:paragraph-rsid="00221fbc" style:text-blinking="false" fo:background-color="transparent"/>
    </style:style>
    <style:style style:name="P11" style:family="paragraph" style:parent-style-name="Text_20_body">
      <style:text-properties officeooo:rsid="00221fbc" officeooo:paragraph-rsid="00221fbc"/>
    </style:style>
    <style:style style:name="P12" style:family="paragraph" style:parent-style-name="Text_20_body">
      <style:text-properties officeooo:rsid="0022a2e6" officeooo:paragraph-rsid="0022a2e6"/>
    </style:style>
    <style:style style:name="P13" style:family="paragraph" style:parent-style-name="Text_20_body">
      <style:text-properties officeooo:rsid="0022fa84" officeooo:paragraph-rsid="0022fa84"/>
    </style:style>
    <style:style style:name="P14" style:family="paragraph" style:parent-style-name="Text_20_body">
      <style:text-properties officeooo:rsid="006fda80" officeooo:paragraph-rsid="006fda80"/>
    </style:style>
    <style:style style:name="P15" style:family="paragraph" style:parent-style-name="Heading_20_2">
      <style:text-properties officeooo:paragraph-rsid="00823590"/>
    </style:style>
    <style:style style:name="P16" style:family="paragraph" style:parent-style-name="List_20_Contents">
      <style:text-properties officeooo:rsid="00905498" officeooo:paragraph-rsid="00905498"/>
    </style:style>
    <style:style style:name="P17" style:family="paragraph" style:parent-style-name="List_20_Contents" style:list-style-name="L4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1948f" officeooo:paragraph-rsid="00793ebc" style:text-blinking="false" fo:background-color="transparent"/>
    </style:style>
    <style:style style:name="P18" style:family="paragraph" style:parent-style-name="List_20_Contents">
      <style:paragraph-properties fo:margin-left="0cm" fo:margin-right="0cm" fo:text-indent="0cm" style:auto-text-indent="false"/>
      <style:text-properties officeooo:paragraph-rsid="007ac89c"/>
    </style:style>
    <style:style style:name="P19" style:family="paragraph" style:parent-style-name="List_20_Contents">
      <style:paragraph-properties fo:margin-left="1.251cm" fo:margin-right="0cm" fo:text-indent="0cm" style:auto-text-indent="false"/>
      <style:text-properties officeooo:paragraph-rsid="007ac89c"/>
    </style:style>
    <style:style style:name="P20" style:family="paragraph" style:parent-style-name="List_20_Contents">
      <style:paragraph-properties fo:margin-left="1.251cm" fo:margin-right="0cm" fo:text-indent="0cm" style:auto-text-indent="false"/>
      <style:text-properties officeooo:paragraph-rsid="00793ebc"/>
    </style:style>
    <style:style style:name="P21" style:family="paragraph" style:parent-style-name="List_20_Contents">
      <style:paragraph-properties fo:margin-left="2.501cm" fo:margin-right="0cm" fo:text-indent="0cm" style:auto-text-indent="false"/>
    </style:style>
    <style:style style:name="P22" style:family="paragraph" style:parent-style-name="List_20_Contents">
      <style:paragraph-properties fo:margin-left="2.501cm" fo:margin-right="0cm" fo:text-indent="0cm" style:auto-text-indent="false"/>
      <style:text-properties officeooo:rsid="0085df04" officeooo:paragraph-rsid="0085df04"/>
    </style:style>
    <style:style style:name="P23" style:family="paragraph" style:parent-style-name="List_20_Contents">
      <style:paragraph-properties fo:margin-left="0cm" fo:margin-right="0cm" fo:text-indent="0cm" style:auto-text-indent="false"/>
    </style:style>
    <style:style style:name="P2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3ba4d" officeooo:paragraph-rsid="0023ba4d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71948f"/>
    </style:style>
    <style:style style:name="P2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0793ebc"/>
    </style:style>
    <style:style style:name="P2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21fbc" officeooo:paragraph-rsid="00221fbc" style:text-blinking="false" fo:background-color="transparent"/>
    </style:style>
    <style:style style:name="P3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098f1" officeooo:paragraph-rsid="008098f1" style:text-blinking="false" fo:background-color="transparent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098f1" officeooo:paragraph-rsid="008098f1" style:text-blinking="false" fo:background-color="transparent"/>
    </style:style>
    <style:style style:name="P3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34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officeooo:paragraph-rsid="008098f1"/>
    </style:style>
    <style:style style:name="P35" style:family="paragraph" style:parent-style-name="Text_20_body">
      <style:paragraph-properties fo:margin-left="1.25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1948f" officeooo:paragraph-rsid="00793ebc" style:text-blinking="false" fo:background-color="transparent"/>
    </style:style>
    <style:style style:name="P36" style:family="paragraph" style:parent-style-name="Text_20_body">
      <style:paragraph-properties fo:margin-left="1.25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23590" officeooo:paragraph-rsid="00823590" style:text-blinking="false" fo:background-color="transparen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1948f" officeooo:paragraph-rsid="0071948f" style:text-blinking="false" fo:background-color="transparent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75ecd" officeooo:paragraph-rsid="007c8ea5" style:text-blinking="false" fo:background-color="transparent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23590" officeooo:paragraph-rsid="00823590" style:text-blinking="false" fo:background-color="transparent"/>
    </style:style>
    <style:style style:name="P40" style:family="paragraph" style:parent-style-name="Text_20_body">
      <style:text-properties fo:font-variant="normal" fo:text-transform="none" fo:color="#666666" style:text-line-through-style="none" style:text-line-through-type="none" style:font-name="Arial2" fo:font-size="12pt" fo:font-style="italic" style:text-underline-style="none" fo:font-weight="normal" style:text-blinking="false" fo:background-color="transparent"/>
    </style:style>
    <style:style style:name="P41" style:family="paragraph" style:parent-style-name="Text_20_body">
      <style:text-properties officeooo:rsid="0022fa84" officeooo:paragraph-rsid="0022fa84"/>
    </style:style>
    <style:style style:name="P42" style:family="paragraph" style:parent-style-name="Text_20_body">
      <style:text-properties officeooo:rsid="00775ecd" officeooo:paragraph-rsid="00775ecd"/>
    </style:style>
    <style:style style:name="P43" style:family="paragraph" style:parent-style-name="Text_20_body">
      <style:text-properties officeooo:paragraph-rsid="0022fa84"/>
    </style:style>
    <style:style style:name="P44" style:family="paragraph" style:parent-style-name="Text_20_body">
      <style:text-properties officeooo:paragraph-rsid="00823590"/>
    </style:style>
    <style:style style:name="P45" style:family="paragraph" style:parent-style-name="Text_20_body" style:list-style-name="L7">
      <style:text-properties officeooo:paragraph-rsid="00909d2c"/>
    </style:style>
    <style:style style:name="P46" style:family="paragraph" style:parent-style-name="Text_20_body">
      <style:paragraph-properties fo:margin-left="1.25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7c8ea5"/>
    </style:style>
    <style:style style:name="P47" style:family="paragraph" style:parent-style-name="Text_20_body">
      <style:paragraph-properties fo:margin-left="1.251cm" fo:margin-right="0cm" fo:margin-top="0cm" fo:margin-bottom="0cm" loext:contextual-spacing="false" fo:line-height="138%" fo:text-align="start" style:justify-single-word="false" fo:text-indent="0cm" style:auto-text-indent="false" style:writing-mode="lr-tb"/>
      <style:text-properties officeooo:paragraph-rsid="00793ebc"/>
    </style:style>
    <style:style style:name="P48" style:family="paragraph" style:parent-style-name="Text_20_body">
      <style:paragraph-properties fo:margin-left="1.25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rsid="00823590" officeooo:paragraph-rsid="00823590"/>
    </style:style>
    <style:style style:name="P49" style:family="paragraph" style:parent-style-name="Text_20_body">
      <style:paragraph-properties fo:margin-left="2.50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1948f" officeooo:paragraph-rsid="0071948f" style:text-blinking="false" fo:background-color="transparent"/>
    </style:style>
    <style:style style:name="P50" style:family="paragraph" style:parent-style-name="Text_20_body">
      <style:paragraph-properties fo:margin-left="2.50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23590" officeooo:paragraph-rsid="00823590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21fb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3ba4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93eb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75ec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098f1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23590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1948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3e6c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5df04" style:text-blinking="false" fo:background-color="transparent" loext:char-shading-value="0"/>
    </style:style>
    <style:style style:name="T11" style:family="text">
      <style:text-properties fo:font-variant="normal" fo:text-transform="none" fo:color="#666666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666666" style:text-line-through-style="none" style:text-line-through-type="none" style:font-name="Arial2" fo:font-size="12pt" fo:font-style="italic" style:text-underline-style="none" fo:font-weight="normal" officeooo:rsid="00221fbc" style:text-blinking="false" fo:background-color="transparent" loext:char-shading-value="0" style:font-name-asian="Noto Serif CJK SC" style:font-size-asian="12pt" style:font-weight-asian="bold" style:font-name-complex="Lohit Devanagari" style:font-size-complex="12pt" style:font-weight-complex="bold"/>
    </style:style>
    <style:style style:name="T13" style:family="text">
      <style:text-properties officeooo:rsid="0022fa84"/>
    </style:style>
    <style:style style:name="T14" style:family="text">
      <style:text-properties officeooo:rsid="0023ba4d"/>
    </style:style>
    <style:style style:name="T15" style:family="text">
      <style:text-properties officeooo:rsid="006fda80"/>
    </style:style>
    <style:style style:name="T16" style:family="text">
      <style:text-properties officeooo:rsid="007c8ea5"/>
    </style:style>
    <style:style style:name="T17" style:family="text">
      <style:text-properties officeooo:rsid="008098f1"/>
    </style:style>
    <style:style style:name="T18" style:family="text">
      <style:text-properties officeooo:rsid="008d3665"/>
    </style:style>
    <style:style style:name="T19" style:family="text">
      <style:text-properties officeooo:rsid="00909d2c"/>
    </style:style>
    <style:style style:name="T20" style:family="text">
      <style:text-properties officeooo:rsid="0099fc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ortfolio IKODI</text:h>
      <text:h text:style-name="Heading_20_2" text:outline-level="2">Présentation</text:h>
      <text:p text:style-name="P12">C’est le site qui doit démontrer aux visiteurs mes compétences en tant que développeur <text:span text:style-name="T20">d’application pour le web -</text:span> fullstack javascript.</text:p>
      <text:h text:style-name="Heading_20_2" text:outline-level="2">Définition des besoins et des objectifs</text:h>
      <text:p text:style-name="P12">Il est donc nécessaire que le site soit agréable visuellement <text:span text:style-name="T13">avec un design frais,</text:span> dynamique.</text:p>
      <text:p text:style-name="P12">Il faut que le visiteur se sente intéressé dès son arrivée sur le site.</text:p>
      <text:p text:style-name="P12">Les différentes applications développées doivent être disponibles en lien facilement.</text:p>
      <text:p text:style-name="P12">Une description de chaque application doit être également disponible <text:span text:style-name="T13">sur le portefolio</text:span>.</text:p>
      <text:p text:style-name="P12">Le visiteur doit pouvoir interagir avec le portfolio, par exemple jouer à un ou plusieurs jeux développer, pouvoir répondre au formulaire de satisfaction, <text:span text:style-name="T13">il ne doit pas y avoir de temps de latence entre les pages du portfolio.</text:span></text:p>
      <text:p text:style-name="P14">Il doit se passer de<text:span text:style-name="T19">s</text:span> choses, prévoir des animations avec delay <text:span text:style-name="T19">et/ou un background en svg</text:span>.</text:p>
      <text:p text:style-name="P13">En plus, il doit y avoir une page de présentation de mon parcours « <text:span text:style-name="T15">about » </text:span>ou le CV sera disponible.</text:p>
      <text:p text:style-name="P42">Il devrait également y avoir une page précisant les technos utilisées, comment, dans quel projet.</text:p>
      <text:p text:style-name="P13">Les pros du code et le visiteur non initié doivent y voir chacun un intérêt.</text:p>
      <text:h text:style-name="Heading_20_2" text:outline-level="2">Présentation Fonctionnelle</text:h>
      <text:p text:style-name="Text_20_body"/>
      <text:h text:style-name="Heading_20_2" text:outline-level="2">Cibles du projet</text:h>
      <text:p text:style-name="P43"><text:span text:style-name="T13">Les cibles du projet sont de deux types, les ingénieurs codeurs professionnels et les visiteurs sans connaissance des langages de programmation.</text:span></text:p>
      <text:h text:style-name="Heading_20_2" text:outline-level="2">User Stori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534041552928">
          <table:table-cell table:style-name="Tableau1.A1" office:value-type="string">
            <text:p text:style-name="P1">En tant que...</text:p>
          </table:table-cell>
          <table:table-cell table:style-name="Tableau1.A1" office:value-type="string">
            <text:p text:style-name="P1">Je veux...</text:p>
          </table:table-cell>
          <table:table-cell table:style-name="Tableau1.A1" office:value-type="string">
            <text:p text:style-name="P1">Afin de ...</text:p>
          </table:table-cell>
        </table:table-row>
        <table:table-row table:style-name="TableLine94534041636320">
          <table:table-cell table:style-name="Tableau1.A2" office:value-type="string">
            <text:p text:style-name="P2">visiteur</text:p>
          </table:table-cell>
          <table:table-cell table:style-name="Tableau1.A2" office:value-type="string">
            <text:p text:style-name="P2"><text:span text:style-name="T14">Qu’il y ait une description claire et succinct </text:span><text:span text:style-name="T15">de l’objectif du site </text:span><text:span text:style-name="T14">sur la page d’accueil.</text:span></text:p>
          </table:table-cell>
          <table:table-cell table:style-name="Tableau1.A2" office:value-type="string">
            <text:p text:style-name="P2">Savoir ou je suis</text:p>
          </table:table-cell>
        </table:table-row>
        <table:table-row table:style-name="TableLine94534041637792">
          <table:table-cell table:style-name="Tableau1.A2" office:value-type="string">
            <text:p text:style-name="P2">visiteur</text:p>
          </table:table-cell>
          <table:table-cell table:style-name="Tableau1.A2" office:value-type="string">
            <text:p text:style-name="P2">Voir des images des applications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534041638592">
          <table:table-cell table:style-name="Tableau1.A2" office:value-type="string">
            <text:p text:style-name="P2">visiteur</text:p>
          </table:table-cell>
          <table:table-cell table:style-name="Tableau1.A2" office:value-type="string">
            <text:p text:style-name="P2">Pouvoir me rendre sur les <text:soft-page-break/>applications en cliquant sur les images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534041639440">
          <table:table-cell table:style-name="Tableau1.A2" office:value-type="string">
            <text:p text:style-name="P2">visiteur</text:p>
          </table:table-cell>
          <table:table-cell table:style-name="Tableau1.A2" office:value-type="string">
            <text:p text:style-name="P2">Que le design soit frais et dynamique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534041640480">
          <table:table-cell table:style-name="Tableau1.A2" office:value-type="string">
            <text:p text:style-name="P2">visiteur</text:p>
          </table:table-cell>
          <table:table-cell table:style-name="Tableau1.A2" office:value-type="string">
            <text:p text:style-name="P2">Avoir accès à une description de chaque application, son histoire, les technos utilisées.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534041641392">
          <table:table-cell table:style-name="Tableau1.A2" office:value-type="string">
            <text:p text:style-name="P3">visiteur</text:p>
          </table:table-cell>
          <table:table-cell table:style-name="Tableau1.A2" office:value-type="string">
            <text:p text:style-name="P3">Les différentes parties du site soient clairement définies.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534041642352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Une cohérence du design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534041643312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Une compatibilité avec différents navigateur.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534041644192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Que les moyens de contact soient facilement accessibles.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534041645152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Trouver facilement les compétences du développeur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534041646112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Trouver facilement le CV du développeur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534041647072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Que le site soit fluide et respecte les bonnes pratiques d’accessibilité.</text:p>
          </table:table-cell>
          <table:table-cell table:style-name="Tableau1.A2" office:value-type="string">
            <text:p text:style-name="P2"/>
          </table:table-cell>
        </table:table-row>
      </table:table>
      <text:h text:style-name="Heading_20_2" text:outline-level="2">Arborescence</text:h>
      <text:p text:style-name="Text_20_body"/>
      <text:p text:style-name="P24">Découlant des fonctionnalités ci-dessus, nous pouvons commencer à organiser l’application par pages ou écrans et mettre en place la logique de navigation.</text:p>
      <text:p text:style-name="P24"/>
      <text:p text:style-name="P26"><text:span text:style-name="T7">Commun</text:span><text:span text:style-name="T8"> aux différentes pages :</text:span></text:p>
      <text:p text:style-name="P48"><text:span text:style-name="T8">H</text:span><text:span text:style-name="T1">eader :</text:span></text:p>
      <text:p text:style-name="P49"><text:span text:style-name="T16">Menu hamburger : </text:span>Accueil / <text:span text:style-name="T16">Projets / Technos &amp; Sécurité / </text:span>A propos / <text:span text:style-name="T16">Blog / Random / Contact</text:span></text:p>
      <text:p text:style-name="P50">Logo ?</text:p>
      <text:p text:style-name="P50">Liens github / linkedin</text:p>
      <text:p text:style-name="P36">Footer : </text:p>
      <text:p text:style-name="P36"><text:tab/>Coordonnées</text:p>
      <text:p text:style-name="P36"><text:tab/>Logo</text:p>
      <text:p text:style-name="P36"><text:tab/>Liens github / Linkedin</text:p>
      <text:p text:style-name="P37"><text:soft-page-break/></text:p>
      <text:p text:style-name="P25">Page d’accueil, <text:span text:style-name="T16">e</text:span>lle contient différentes sections :</text:p>
      <text:p text:style-name="P25"/>
      <text:p text:style-name="P47"><text:span text:style-name="T4">Section </text:span><text:span text:style-name="T3">héro : Un titre, une image d’illustration </text:span><text:span text:style-name="T9">et une description en quelques mots.</text:span></text:p>
      <text:p text:style-name="P47"><text:span text:style-name="T9">: « </text:span><text:span text:style-name="T10">Développement d’applications pour le web »</text:span></text:p>
      <text:p text:style-name="P27"><text:span text:style-name="T3"/></text:p>
      <text:p text:style-name="P47"><text:span text:style-name="T4">S</text:span><text:span text:style-name="T3">ection des </text:span><text:span text:style-name="T4">projets contenant des cartes </text:span><text:span text:style-name="T3">a priori un carrousel en 3D</text:span><text:span text:style-name="T4"> :</text:span></text:p>
      <text:p text:style-name="P21">Une image d’illustration,</text:p>
      <text:p text:style-name="P21">Une description <text:span text:style-name="T16">rapide </text:span>de l’application.</text:p>
      <text:p text:style-name="P21">L<text:span text:style-name="T16">es mots clés de l</text:span>a stack technique.</text:p>
      <text:p text:style-name="P21">Un lien vers l’application.</text:p>
      <text:p text:style-name="P21">Un lien vers le repo github.</text:p>
      <text:p text:style-name="P21">Un lien « en savoir plus ».</text:p>
      <text:p text:style-name="P18"><text:span text:style-name="T4"/></text:p>
      <text:p text:style-name="P46"><text:span text:style-name="T4">Section</text:span><text:span text:style-name="T5"> technos utilisées et sécurité :</text:span></text:p>
      <text:p text:style-name="P21">Présentation et liens vers les principales technos utilisées, ainsi que des exemples et dans quels projets.</text:p>
      <text:p text:style-name="P21">: </text:p>
      <text:p text:style-name="P22">Backend, Frontend, Déploiement, sécurité</text:p>
      <text:p text:style-name="P21">Un mot sur la sécurité (JWT, cookies http only, attaques XSS…) utiliser le TP.</text:p>
      <text:p text:style-name="P38"><text:span text:style-name="T4"/></text:p>
      <text:p text:style-name="P19"><text:span text:style-name="T4">Section</text:span><text:span text:style-name="T3"> à propos :</text:span></text:p>
      <text:p text:style-name="P21"><text:span text:style-name="T3">Une photo + une </text:span><text:span text:style-name="T4">timeline</text:span><text:span text:style-name="T3"> du parcours pro et perso.</text:span></text:p>
      <text:p text:style-name="P21">Un lien vers le CV.</text:p>
      <text:p text:style-name="P35"><text:span text:style-name="T4"/></text:p>
      <text:p text:style-name="P20"><text:span text:style-name="T6">Menu aside : </text:span><text:span text:style-name="T3">jeux, formulaire de satisfaction, future app de news.</text:span></text:p>
      <text:list xml:id="list1951711148" text:style-name="L4">
        <text:list-header>
          <text:p text:style-name="P17"><text:span text:style-name="T3"/></text:p>
        </text:list-header>
      </text:list>
      <text:p text:style-name="P25">Page de description d’une application :</text:p>
      <text:p text:style-name="P16">Nom de l’application</text:p>
      <text:p text:style-name="List_20_Contents">Une image d’illustration,</text:p>
      <text:p text:style-name="List_20_Contents">Une description de l’application, y compris son histoire.</text:p>
      <text:p text:style-name="List_20_Contents">Les fonctionnalités particulières.</text:p>
      <text:p text:style-name="List_20_Contents">La stack technique.</text:p>
      <text:p text:style-name="List_20_Contents">Un lien vers l’application.</text:p>
      <text:p text:style-name="List_20_Contents">Un lien vers le repo github.</text:p>
      <text:p text:style-name="List_20_Contents"/>
      <text:p text:style-name="P39">Page Jeux :</text:p>
      <text:p text:style-name="List_20_Contents">Pour l’instant lien vers ikodi/games</text:p>
      <text:p text:style-name="List_20_Contents"/>
      <text:p text:style-name="P39">Page Formulaire de satisfaction <text:span text:style-name="T18">(feedback)</text:span> :</text:p>
      <text:p text:style-name="P23"><text:tab/>Renvoyer l’app du formulaire</text:p>
      <text:p text:style-name="P23"/>
      <text:p text:style-name="P39">Page app news :</text:p>
      <text:p text:style-name="List_20_Contents">renvoyer l’app de news</text:p>
      <text:h text:style-name="P15" text:outline-level="2">MVP</text:h>
      <text:p text:style-name="P44"/>
      <text:h text:style-name="P15" text:outline-level="2">Liste des fonctionnalités</text:h>
      <text:p text:style-name="P44"/>
      <text:list xml:id="list3698274642" text:style-name="L7">
        <text:list-item>
          <text:p text:style-name="P45"><text:span text:style-name="T19">Thème « dark » et « light »</text:span></text:p>
        </text:list-item>
        <text:list-item>
          <text:p text:style-name="P45"><text:soft-page-break/><text:span text:style-name="T19">La connexion avec un compte ikodi modifie certaines données de la Home page + Feedback</text:span></text:p>
        </text:list-item>
      </text:list>
      <text:h text:style-name="Heading_20_2" text:outline-level="2">Technologies utilisées</text:h>
      <text:p text:style-name="Text_20_body"/>
      <text:h text:style-name="Heading_20_3" text:outline-level="3">Front : </text:h>
      <text:list xml:id="list2704290751" text:style-name="L2">
        <text:list-item>
          <text:p text:style-name="P28">Framework : <text:span text:style-name="T14">Next.js</text:span></text:p>
        </text:list-item>
        <text:list-item>
          <text:p text:style-name="P33"><text:span text:style-name="T1">UI : </text:span><text:span text:style-name="T6">css maison avec react-styled-components</text:span></text:p>
        </text:list-item>
        <text:list-item>
          <text:p text:style-name="P30">packages spéciaux</text:p>
        </text:list-item>
      </text:list>
      <text:h text:style-name="Heading_20_3" text:outline-level="3">Back :</text:h>
      <text:list xml:id="list1236688076" text:style-name="L3">
        <text:list-item>
          <text:p text:style-name="P29">Framework : <text:span text:style-name="T17">Next.js</text:span></text:p>
        </text:list-item>
        <text:list-item>
          <text:p text:style-name="P29">Bases de données :</text:p>
          <text:list>
            <text:list-item>
              <text:p text:style-name="P31">A voir, probablement .json pour le MVC</text:p>
            </text:list-item>
          </text:list>
        </text:list-item>
      </text:list>
      <text:p text:style-name="P32"/>
      <text:h text:style-name="Heading_20_3" text:outline-level="3">Deploiement :</text:h>
      <text:list xml:id="list2284539531" text:style-name="L6">
        <text:list-item>
          <text:p text:style-name="P34"><text:span text:style-name="T6">AWS + Nginx</text:span></text:p>
        </text:list-item>
      </text:list>
      <text:h text:style-name="Heading_20_2" text:outline-level="2">Navigateurs compatibles</text:h>
      <text:p text:style-name="P10">À définir</text:p>
      <text:h text:style-name="Heading_20_1" text:outline-level="1">Annexes</text:h>
      <text:h text:style-name="Heading_20_2" text:outline-level="2">Wireframes</text:h>
      <text:p text:style-name="P11">https://whimsical.com/portfolio-hmuw2JorVwqEV5f2r4pyv</text:p>
      <text:h text:style-name="Heading_20_2" text:outline-level="2">MCD, MLD et Dictionnaire de données</text:h>
      <text:h text:style-name="Heading_20_3" text:outline-level="3">MCD</text:h>
      <text:p text:style-name="Text_20_body">Insérer le MCD</text:p>
      <text:h text:style-name="Heading_20_3" text:outline-level="3">Dictionnaire de données</text:h>
      <text:p text:style-name="Text_20_body"><text:span text:style-name="T11">Table </text:span><text:span text:style-name="T12">app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534041647952">
          <table:table-cell table:style-name="Tableau5.A1" office:value-type="string">
            <text:p text:style-name="P8">Field</text:p>
          </table:table-cell>
          <table:table-cell table:style-name="Tableau5.A1" office:value-type="string">
            <text:p text:style-name="P8">Type</text:p>
          </table:table-cell>
          <table:table-cell table:style-name="Tableau5.A1" office:value-type="string">
            <text:p text:style-name="P8">Constraints</text:p>
          </table:table-cell>
          <table:table-cell table:style-name="Tableau5.A1" office:value-type="string">
            <text:p text:style-name="P8">Description</text:p>
          </table:table-cell>
        </table:table-row>
        <table:table-row table:style-name="TableLine94534041749088">
          <table:table-cell table:style-name="Tableau5.A1" office:value-type="string">
            <text:p text:style-name="P6">id</text:p>
          </table:table-cell>
          <table:table-cell table:style-name="Tableau5.A1" office:value-type="string">
            <text:p text:style-name="P6">int</text:p>
          </table:table-cell>
          <table:table-cell table:style-name="Tableau5.A1" office:value-type="string">
            <text:p text:style-name="P5">GENERATED ALWAYS AS IDENTITY PRIMARY KEY, NOT NULL</text:p>
          </table:table-cell>
          <table:table-cell table:style-name="Tableau5.A1" office:value-type="string">
            <text:p text:style-name="P9"><text:span text:style-name="T1">identifier of the </text:span><text:span text:style-name="T2">app</text:span></text:p>
          </table:table-cell>
        </table:table-row>
        <text:soft-page-break/>
        <table:table-row table:style-name="TableLine94534041752944">
          <table:table-cell table:style-name="Tableau5.A1" office:value-type="string">
            <text:p text:style-name="P7">title</text:p>
          </table:table-cell>
          <table:table-cell table:style-name="Tableau5.A1" office:value-type="string">
            <text:p text:style-name="P6">text</text:p>
          </table:table-cell>
          <table:table-cell table:style-name="Tableau5.A1" office:value-type="string">
            <text:p text:style-name="P6">NOT NULL, UNIQUE</text:p>
          </table:table-cell>
          <table:table-cell table:style-name="Tableau5.A1" office:value-type="string">
            <text:p text:style-name="P7">App name</text:p>
          </table:table-cell>
        </table:table-row>
        <table:table-row table:style-name="TableLine94534041765296">
          <table:table-cell table:style-name="Tableau5.A1" office:value-type="string">
            <text:p text:style-name="P7">image</text:p>
          </table:table-cell>
          <table:table-cell table:style-name="Tableau5.A1" office:value-type="string">
            <text:p text:style-name="P6">text</text:p>
          </table:table-cell>
          <table:table-cell table:style-name="Tableau5.A1" office:value-type="string">
            <text:p text:style-name="P6">NOT NULL</text:p>
          </table:table-cell>
          <table:table-cell table:style-name="Tableau5.A1" office:value-type="string">
            <text:p text:style-name="P7">Image url</text:p>
          </table:table-cell>
        </table:table-row>
        <table:table-row table:style-name="TableLine94534041766256">
          <table:table-cell table:style-name="Tableau5.A1" office:value-type="string">
            <text:p text:style-name="P7">desc</text:p>
          </table:table-cell>
          <table:table-cell table:style-name="Tableau5.A1" office:value-type="string">
            <text:p text:style-name="P6">text</text:p>
          </table:table-cell>
          <table:table-cell table:style-name="Tableau5.A1" office:value-type="string">
            <text:p text:style-name="P6">NOT NULL</text:p>
          </table:table-cell>
          <table:table-cell table:style-name="Tableau5.A1" office:value-type="string">
            <text:p text:style-name="P7">App description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adornments="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b4c7dc" draw:end-color="#dee6ef" draw:start-intensity="100%" draw:end-intensity="100%" draw:angle="2110" draw:border="60%"/>
    <draw:gradient draw:name="Gradient_20_2" draw:display-name="Gradient 2" draw:style="linear" draw:start-color="#b4c7dc" draw:end-color="#ffffff" draw:start-intensity="100%" draw:end-intensity="10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loext:contextual-spacing="true" fo:line-height="115%" style:page-number="auto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Arial1" fo:font-family="Arial" style:font-style-name="Italique" style:font-family-generic="swiss" style:font-pitch="variable" fo:font-size="14pt" fo:font-style="italic" fo:font-weight="normal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style:font-name="Arial" fo:font-family="Arial" style:font-style-name="Normal" style:font-family-generic="swiss" style:font-pitch="variable" fo:font-size="24pt" fo:font-style="italic" fo:font-weight="normal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gradient" draw:fill-gradient-name="Gradient_20_2" draw:gradient-step-count="64"/>
      <style:paragraph-properties fo:margin-top="0.353cm" fo:margin-bottom="0.212cm" loext:contextual-spacing="false" fo:text-align="start" style:justify-single-word="false" fo:background-color="#dae3ee"/>
      <style:text-properties style:font-name="Arial" fo:font-family="Arial" style:font-style-name="Normal" style:font-family-generic="swiss" style:font-pitch="variable" fo:font-size="18pt" fo:font-weight="normal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Arial" fo:font-family="Arial" style:font-style-name="Normal" style:font-family-generic="swiss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18:54:25.201795216</meta:creation-date>
    <dc:date>2021-12-10T15:44:46.080373694</dc:date>
    <meta:editing-duration>P5DT22H46M20S</meta:editing-duration>
    <meta:editing-cycles>10</meta:editing-cycles>
    <meta:generator>LibreOffice/6.4.7.2$Linux_X86_64 LibreOffice_project/40$Build-2</meta:generator>
    <meta:document-statistic meta:table-count="2" meta:image-count="0" meta:object-count="0" meta:page-count="5" meta:paragraph-count="135" meta:word-count="740" meta:character-count="4491" meta:non-whitespace-character-count="3888"/>
  </office:meta>
</office:document-meta>
</file>